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top="0.0417in" fo:margin-bottom="0.0417in" loext:contextual-spacing="false" fo:padding="0in" fo:border="none"/>
      <style:text-properties officeooo:paragraph-rsid="000e4f00"/>
    </style:style>
    <style:style style:name="P2" style:family="paragraph" style:parent-style-name="Preformatted_20_Text" style:list-style-name="L1">
      <style:paragraph-properties fo:margin-top="0.0417in" fo:margin-bottom="0.0417in" loext:contextual-spacing="false" fo:padding="0in" fo:border="none"/>
      <style:text-properties officeooo:paragraph-rsid="000e70c5"/>
    </style:style>
    <style:style style:name="P3" style:family="paragraph" style:parent-style-name="Preformatted_20_Text" style:list-style-name="L1">
      <style:paragraph-properties fo:margin-top="0.0417in" fo:margin-bottom="0.0417in" loext:contextual-spacing="false" fo:padding="0in" fo:border="none"/>
      <style:text-properties fo:color="#ce181e" officeooo:rsid="000efeac" officeooo:paragraph-rsid="000efeac"/>
    </style:style>
    <style:style style:name="P4" style:family="paragraph" style:parent-style-name="Preformatted_20_Text" style:list-style-name="L1">
      <style:paragraph-properties fo:margin-top="0.0417in" fo:margin-bottom="0.0417in" loext:contextual-spacing="false" fo:padding="0in" fo:border="none"/>
      <style:text-properties fo:color="#ce181e" officeooo:rsid="00101925" officeooo:paragraph-rsid="00101925"/>
    </style:style>
    <style:style style:name="P5" style:family="paragraph" style:parent-style-name="Preformatted_20_Text" style:list-style-name="L1" style:master-page-name="">
      <loext:graphic-properties draw:fill="none"/>
      <style:paragraph-properties fo:margin-top="0.0417in" fo:margin-bottom="0.0417in" loext:contextual-spacing="false" style:page-number="auto" fo:background-color="transparent" fo:padding="0in" fo:border="none"/>
      <style:text-properties fo:color="#ce181e" officeooo:rsid="000e4f00" officeooo:paragraph-rsid="000e4f00"/>
    </style:style>
    <style:style style:name="P6" style:family="paragraph" style:parent-style-name="Preformatted_20_Text" style:list-style-name="L1" style:master-page-name="">
      <loext:graphic-properties draw:fill="none"/>
      <style:paragraph-properties fo:margin-top="0.0417in" fo:margin-bottom="0.0417in" loext:contextual-spacing="false" style:page-number="auto" fo:background-color="transparent" fo:padding="0in" fo:border="none"/>
      <style:text-properties fo:color="#ce181e" officeooo:rsid="00101925" officeooo:paragraph-rsid="00118e9b"/>
    </style:style>
    <style:style style:name="P7" style:family="paragraph" style:parent-style-name="Preformatted_20_Text" style:list-style-name="L1" style:master-page-name="">
      <loext:graphic-properties draw:fill="none"/>
      <style:paragraph-properties fo:margin-left="0.75in" fo:margin-right="0in" fo:margin-top="0.0417in" fo:margin-bottom="0.0417in" loext:contextual-spacing="false" fo:text-indent="-0.25in" style:auto-text-indent="false" style:page-number="auto" fo:background-color="transparent" fo:padding="0in" fo:border="none"/>
      <style:text-properties fo:color="#ce181e" officeooo:paragraph-rsid="000e4f00"/>
    </style:style>
    <style:style style:name="P8" style:family="paragraph" style:parent-style-name="Preformatted_20_Text" style:list-style-name="L1" style:master-page-name="">
      <loext:graphic-properties draw:fill="none"/>
      <style:paragraph-properties fo:margin-left="0.75in" fo:margin-right="0in" fo:margin-top="0.0417in" fo:margin-bottom="0.0417in" loext:contextual-spacing="false" fo:text-indent="-0.25in" style:auto-text-indent="false" style:page-number="auto" fo:background-color="transparent" fo:padding="0in" fo:border="none"/>
      <style:text-properties officeooo:paragraph-rsid="000e4f00"/>
    </style:style>
    <style:style style:name="P9" style:family="paragraph" style:parent-style-name="Preformatted_20_Text" style:list-style-name="L1" style:master-page-name="">
      <loext:graphic-properties draw:fill="none"/>
      <style:paragraph-properties fo:margin-left="0in" fo:margin-right="0in" fo:margin-top="0.0417in" fo:margin-bottom="0.0417in" loext:contextual-spacing="false" fo:text-indent="-0.25in" style:auto-text-indent="false" style:page-number="auto" fo:background-color="transparent" fo:padding="0in" fo:border="none"/>
      <style:text-properties officeooo:rsid="000e70c5" officeooo:paragraph-rsid="000e70c5"/>
    </style:style>
    <style:style style:name="P10" style:family="paragraph" style:parent-style-name="Preformatted_20_Text" style:list-style-name="L1" style:master-page-name="">
      <loext:graphic-properties draw:fill="none"/>
      <style:paragraph-properties fo:margin-left="0.5in" fo:margin-right="0in" fo:margin-top="0.0417in" fo:margin-bottom="0.0417in" loext:contextual-spacing="false" fo:text-indent="-0.25in" style:auto-text-indent="false" style:page-number="auto" fo:background-color="transparent" fo:padding="0in" fo:border="none">
        <style:tab-stops>
          <style:tab-stop style:position="0in"/>
        </style:tab-stops>
      </style:paragraph-properties>
      <style:text-properties officeooo:paragraph-rsid="000e4f00"/>
    </style:style>
    <style:style style:name="P11" style:family="paragraph" style:parent-style-name="Preformatted_20_Text" style:master-page-name="">
      <loext:graphic-properties draw:fill="none"/>
      <style:paragraph-properties fo:margin-left="0.75in" fo:margin-right="0in" fo:margin-top="0.0417in" fo:margin-bottom="0.0417in" loext:contextual-spacing="false" fo:text-indent="0in" style:auto-text-indent="false" style:page-number="auto" fo:background-color="transparent" fo:padding="0in" fo:border="none"/>
      <style:text-properties fo:color="#ce181e" officeooo:rsid="00101925" officeooo:paragraph-rsid="00101925"/>
    </style:style>
    <style:style style:name="P12" style:family="paragraph" style:parent-style-name="Preformatted_20_Text" style:list-style-name="L1" style:master-page-name="">
      <loext:graphic-properties draw:fill="none"/>
      <style:paragraph-properties fo:margin-left="0.75in" fo:margin-right="0in" fo:margin-top="0.0417in" fo:margin-bottom="0.0417in" loext:contextual-spacing="false" fo:text-indent="0in" style:auto-text-indent="false" style:page-number="auto" fo:background-color="transparent" fo:padding="0in" fo:border="none">
        <style:tab-stops>
          <style:tab-stop style:position="0in"/>
        </style:tab-stops>
      </style:paragraph-properties>
      <style:text-properties fo:color="#ce181e" officeooo:rsid="00101925" officeooo:paragraph-rsid="00101925"/>
    </style:style>
    <style:style style:name="P13" style:family="paragraph" style:parent-style-name="Preformatted_20_Text" style:master-page-name="">
      <loext:graphic-properties draw:fill="none"/>
      <style:paragraph-properties fo:margin-left="0.75in" fo:margin-right="0in" fo:margin-top="0.0417in" fo:margin-bottom="0.0417in" loext:contextual-spacing="false" fo:text-indent="0in" style:auto-text-indent="false" style:page-number="auto" fo:background-color="transparent" fo:padding="0in" fo:border="none"/>
      <style:text-properties fo:color="#ce181e" officeooo:rsid="00118e9b" officeooo:paragraph-rsid="00118e9b"/>
    </style:style>
    <style:style style:name="T1" style:family="text">
      <style:text-properties officeooo:rsid="000e4f00"/>
    </style:style>
    <style:style style:name="T2" style:family="text">
      <style:text-properties fo:color="#ce181e" officeooo:rsid="000e4f00"/>
    </style:style>
    <style:style style:name="T3" style:family="text">
      <style:text-properties fo:color="#ce181e" officeooo:rsid="000efeac"/>
    </style:style>
    <style:style style:name="T4" style:family="text">
      <style:text-properties fo:color="#ce181e" officeooo:rsid="000e70c5"/>
    </style:style>
    <style:style style:name="T5" style:family="text">
      <style:text-properties officeooo:rsid="000efeac"/>
    </style:style>
    <style:style style:name="T6" style:family="text">
      <style:text-properties officeooo:rsid="00101925"/>
    </style:style>
    <style:style style:name="T7" style:family="text">
      <style:text-properties officeooo:rsid="00118e9b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08360311" text:style-name="L1">
        <text:list-item>
          <text:list>
            <text:list-header>
              <text:p text:style-name="P9">If chose not to estimate rings for each point, we assume points are uniformly distribution in horizontal and vertical direction.</text:p>
            </text:list-header>
          </text:list>
        </text:list-item>
        <text:list-item>
          <text:p text:style-name="P2"><text:span text:style-name="T4">In LiDARTag::analyzeLiDARDevice function, estimate a theta and a phi for the LiDAR, where theta is the vetical angle and phi is </text:span><text:span text:style-name="T3">the </text:span><text:span text:style-name="T4">hori</text:span><text:span text:style-name="T3">zontal angle.</text:span><text:span text:style-name="T5"> </text:span></text:p>
        </text:list-item>
        <text:list-item>
          <text:p text:style-name="P1">LiDARTag::_getOrderBuff, which uses ring number to store points into a vector, which uses ring number as index.</text:p>
          <text:p text:style-name="P8"><text:span text:style-name="T2">Assign -1 to that row</text:span></text:p>
        </text:list-item>
        <text:list-item>
          <text:p text:style-name="P1">LiDARTag::_getEdgePoints, which needs points on the same ring to do edge detection.</text:p>
          <text:p text:style-name="P7"><text:span text:style-name="T1">We will still index point clouds, we can direct use indices to compute gradient</text:span></text:p>
        </text:list-item>
        <text:list-item>
          <text:p text:style-name="P1">LiDARTag::_gradientAndGroupEdges</text:p>
          <text:list>
            <text:list-header>
              <text:p text:style-name="P5">Same with <text:span text:style-name="T6">B)</text:span>. </text:p>
            </text:list-header>
          </text:list>
        </text:list-item>
        <text:list-item>
          <text:p text:style-name="P1">LiDARTag::_clusterClassifier, which use ring number to get top_ring and bot_ring.</text:p>
          <text:list>
            <text:list-header>
              <text:p text:style-name="P3">Since points are uniformly distributed, we can simply use the estimated theta and phi to link them. The linkage criteria for the z-axis is the same as x-y direction.</text:p>
            </text:list-header>
          </text:list>
        </text:list-item>
        <text:list-item>
          <text:p text:style-name="P1">LiDARTag::_updateCluster, which use ring number to update top_ring and bot_ring.</text:p>
          <text:list>
            <text:list-header>
              <text:p text:style-name="P3">Same with <text:span text:style-name="T6">E</text:span>)</text:p>
            </text:list-header>
          </text:list>
        </text:list-item>
        <text:list-item>
          <text:p text:style-name="P1">LiDARTag::_isWithinCluster, which use ring number to check if point is within cluster.</text:p>
          <text:list>
            <text:list-header>
              <text:p text:style-name="P4">Same with E)</text:p>
            </text:list-header>
          </text:list>
        </text:list-item>
        <text:list-item>
          <text:p text:style-name="P1">LiDARTag::_buffToPclVector, which uses ring number to access edge_buff(beam_num*pts_in_ring)</text:p>
        </text:list-item>
      </text:list>
      <text:p text:style-name="P11">This function convert the point type to standard PointXYZRI type. We can simply use -1 for the ring field. </text:p>
      <text:list xml:id="list125836795477951" text:continue-numbering="true" text:style-name="L1">
        <text:list-item>
          <text:p text:style-name="P1">LiDARTag::_fillInCluster, which uses ring to fill in points.</text:p>
          <text:list>
            <text:list-header>
              <text:p text:style-name="P4">Fill in between indices. </text:p>
            </text:list-header>
          </text:list>
        </text:list-item>
        <text:list-item>
          <text:p text:style-name="P10">LiDARTag::_maxPointsCheck, which used top_ring and bot_ring to get ring_num for cluster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">Since uniformly distribution, given the estimated distance of the target and target size, we can use theta and phi estimate maxPoints.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LiDARTag::_organizeDataPoints, which use ring number to sort points in the same ring</text:p>
          <text:p text:style-name="P6">This step splits points with rings to prepare for detectPayloadBoundries function. We go through each indices, detect if the <text:span text:style-name="T7">distance between consecutive points rapidly changes. If does, that means we encounter a line/ring changes. We then push the points from the last ring to the vector, simulating these points belong to the same ring. </text:span></text:p>
        </text:list-item>
        <text:list-item>
          <text:p text:style-name="P1">LiDARTag::_detectPayloadBoundries, which computes the intensity gradients of points on the same ring.</text:p>
        </text:list-item>
      </text:list>
      <text:p text:style-name="P13">It works the same because of 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2:14:09.043767012</meta:creation-date>
    <dc:date>2020-10-03T12:58:35.887648458</dc:date>
    <meta:editing-duration>PT3M25S</meta:editing-duration>
    <meta:editing-cycles>1</meta:editing-cycles>
    <meta:document-statistic meta:table-count="0" meta:image-count="0" meta:object-count="0" meta:page-count="1" meta:paragraph-count="24" meta:word-count="331" meta:character-count="2139" meta:non-whitespace-character-count="1839"/>
    <meta:generator>LibreOffice/6.0.7.3$Linux_X86_64 LibreOffice_project/00m0$Build-3</meta:generator>
  </office:meta>
</office:document-meta>
</file>